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Guide to testing with external libraries</text:h>
      <text:p text:style-name="Text_20_body">The purpose of testing is to test the code that you are writing, and not what others have written. If your code calls routines in external libraries you can replace calls to external library functions with so-called mock objects (faking actual calls) and just verify that they have been called properly.</text:p>
      <text:p text:style-name="Text_20_body">Example: given a function<text:span text:style-name="Strong_20_Emphasis"> hi</text:span></text:p>
      <text:p text:style-name="Preformatted_20_Text">&gt;&gt;&gt; def hi():</text:p>
      <text:p text:style-name="P1">... <text:s text:c="4"/>print("Hello world")</text:p>
      <text:p text:style-name="Text_20_body">To verify that this function prints "Hello world" as you expect you may test it with</text:p>
      <text:p text:style-name="Preformatted_20_Text">&gt;&gt;&gt; import unittest.mock as mock</text:p>
      <text:p text:style-name="Preformatted_20_Text">&gt;&gt;&gt; with mock.patch('builtins.print') as fake_print:</text:p>
      <text:p text:style-name="Preformatted_20_Text">... <text:s text:c="4"/>hi()</text:p>
      <text:p text:style-name="Preformatted_20_Text">&gt;&gt;&gt; fake_print.assert_called_with("Hello world")</text:p>
      <text:p text:style-name="Preformatted_20_Text">&gt;&gt;&gt; fake_print.assert_called_with("Hi")</text:p>
      <text:p text:style-name="Preformatted_20_Text">Traceback (most recent call last):</text:p>
      <text:p text:style-name="Preformatted_20_Text"><text:s/>File "&lt;stdin&gt;", line 1, in &lt;module&gt;</text:p>
      <text:p text:style-name="Preformatted_20_Text"><text:s/>File "/usr/lib/python3.5/unittest/mock.py", line 794, in assert_called_with</text:p>
      <text:p text:style-name="Preformatted_20_Text"><text:s/>raise AssertionError(_error_message()) from cause</text:p>
      <text:p text:style-name="Preformatted_20_Text">AssertionError: Expected call: print('Hi')</text:p>
      <text:p text:style-name="P1">Actual call: print('Hello world')</text:p>
      <text:p text:style-name="Text_20_body">What happens here is that during the call to the <text:span text:style-name="Strong_20_Emphasis">hi</text:span> function the <text:span text:style-name="Strong_20_Emphasis">print</text:span> function is replaced by the <text:span text:style-name="Strong_20_Emphasis">fake_print</text:span> mock object. Mock objects have a number of different builtin assert methods</text:p>
      <text:p text:style-name="Text_20_body">See how this is applied in the test_lab_extlib.py  file. You may use it as a guide to complete the exercises in the l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21:51:35.637378459</meta:creation-date>
    <dc:date>2017-05-07T21:52:52.428810235</dc:date>
    <meta:editing-duration>PT1M17S</meta:editing-duration>
    <meta:editing-cycles>1</meta:editing-cycles>
    <meta:document-statistic meta:table-count="0" meta:image-count="0" meta:object-count="0" meta:page-count="1" meta:paragraph-count="19" meta:word-count="185" meta:character-count="1255" meta:non-whitespace-character-count="1077"/>
    <meta:generator>LibreOffice/5.1.6.2$Linux_X86_64 LibreOffice_project/10m0$Build-2</meta:generator>
  </office:meta>
</office:document-meta>
</file>